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extSerializer.content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TextSerializer.characters( String text , boolean unescap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extSerializer.comment( char [ ] chars , int start , int leng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TextSerializer.characters( char [ ] chars , int start , int length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TextSerializer.endElement( String tag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TextSerializer.getEntityRef( int c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xtSerializer.startElement( String namespaceURI , String localName , String rawName , Attributes attr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xtSerializer.serializeNode( Node node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3">
            <text:p text:style-name="Table_20_Contents">3</text:p>
          </table:table-cell>
          <table:table-cell office:value-type="float" office:value="39">
            <text:p text:style-name="Table_20_Contents">39</text:p>
          </table:table-cell>
        </table:table-row>
        <table:table-row>
          <table:table-cell office:value-type="string">
            <text:p text:style-name="Table_20_Contents">TextSerializer.TextSerializ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xtSerializer.processingInstructionIO( String target , String c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TextSerializer.endElementIO( String tag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TextSerializer.serializeElement( Element elem )</text:p>
          </table:table-cell>
          <table:table-cell office:value-type="float" office:value="6">
            <text:p text:style-name="Table_20_Contents">6</text:p>
          </table:table-cell>
          <table:table-cell office:value-type="float" office:value="3">
            <text:p text:style-name="Table_20_Contents">3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TextSerializer.startElement( String tagName , AttributeList attr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TextSerializer.endElement( String namespaceURI , String localName , String raw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xtSerializer.setOutputFormat( OutputFormat forma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xtSerializer.comment( String 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TextSerializer.startDocument( String rootTag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